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69cm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P1" style:family="paragraph"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ffffff" fo:font-size="18pt" style:font-size-asian="18pt" style:font-size-complex="18pt"/>
    </style:style>
    <style:style style:name="P4" style:family="paragraph">
      <style:paragraph-properties fo:text-align="center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6.319cm" svg:y="14.012cm">
          <draw:text-box>
            <text:p/>
          </draw:text-box>
        </draw:frame>
        <draw:custom-shape draw:style-name="gr2" draw:text-style-name="P2" draw:layer="layout" svg:width="9.652cm" svg:height="6.35cm" svg:x="9.001cm" svg:y="13.06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652cm" svg:height="0.962cm" svg:x="9.001cm" svg:y="15.605cm">
          <draw:text-box>
            <text:p text:style-name="P2"><text:span text:style-name="T1">MATCHSTIQ_AVR</text:span></text:p>
          </draw:text-box>
        </draw:frame>
        <draw:line draw:style-name="gr4" draw:text-style-name="P2" draw:layer="layout" svg:x1="18.653cm" svg:y1="16.367cm" svg:x2="24.368cm" svg:y2="16.367cm">
          <text:p/>
        </draw:line>
        <draw:frame draw:style-name="gr5" draw:text-style-name="P4" draw:layer="layout" svg:width="6.477cm" svg:height="3.019cm" svg:x="18.145cm" svg:y="14.745cm">
          <draw:text-box>
            <text:p text:style-name="P2"><text:span text:style-name="T2">rprops</text:span></text:p>
            <text:p text:style-name="P2"><text:span text:style-name="T2">Raw Property</text:span></text:p>
            <text:p text:style-name="P2"><text:span text:style-name="T2">Interface</text:span></text:p>
          </draw:text-box>
        </draw:frame>
        <draw:line draw:style-name="gr6" draw:text-style-name="P2" draw:layer="layout" svg:x1="13.7cm" svg:y1="10.779cm" svg:x2="13.7cm" svg:y2="13.065cm">
          <text:p/>
        </draw:line>
        <draw:frame draw:style-name="gr3" draw:text-style-name="P4" draw:layer="layout" svg:width="13.081cm" svg:height="5.228cm" svg:x="7.196cm" svg:y="5.59cm">
          <draw:text-box>
            <text:p text:style-name="P2"><text:span text:style-name="T2">TCVCXO_WARP_REG, DUAL_LED_REG</text:span></text:p>
            <text:p text:style-name="P2"><text:span text:style-name="T2">REF_CLOCK_SOURCE_REG, RF_STEP_ATTEN_REG, pad0,</text:span></text:p>
            <text:p text:style-name="P2"><text:span text:style-name="T2">FW_VERSION_REG, RF_SERIAL_NUM,</text:span></text:p>
            <text:p text:style-name="P2"><text:span text:style-name="T2">HW_VERSION_REG, MS_SERIAL_NUM,</text:span></text:p>
            <text:p text:style-name="P2"><text:span text:style-name="T2">MS_SERIAL_NUM_UPDATE_LOW,</text:span></text:p>
            <text:p text:style-name="P2"><text:span text:style-name="T2">MS_SERIAL_NUM_UPDATE_HIG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7-02-10T13:56:38.909974114</dc:date>
    <meta:editing-duration>PT2H26M46S</meta:editing-duration>
    <meta:editing-cycles>28</meta:editing-cycles>
    <meta:generator>LibreOffice/4.3.7.2$Linux_X86_64 LibreOffice_project/430$Build-2</meta:generator>
    <meta:document-statistic meta:object-count="7"/>
  </office:meta>
</office:document-meta>
</file>